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8a6dc" officeooo:paragraph-rsid="0018a6d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8a6dc" officeooo:paragraph-rsid="0018a6d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91e34" officeooo:paragraph-rsid="00191e3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a6dc" officeooo:paragraph-rsid="0018a6dc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91e34" officeooo:paragraph-rsid="00191e34"/>
    </style:style>
    <style:style style:name="T1" style:family="text">
      <style:text-properties officeooo:rsid="00191e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Prototype 7</text:p>
      <text:p text:style-name="P4">General Concept Design</text:p>
      <text:p text:style-name="P1"/>
      <text:p text:style-name="P2"/>
      <text:p text:style-name="P3">Name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Syspace</text:p>
          </table:table-cell>
          <table:table-cell table:style-name="Table1.B1" office:value-type="string">
            <text:p text:style-name="P6">Systemic Spac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35:14.141539849</meta:creation-date>
    <dc:date>2018-10-11T20:50:21.153848098</dc:date>
    <meta:editing-duration>PT4M56S</meta:editing-duration>
    <meta:editing-cycles>1</meta:editing-cycles>
    <meta:generator>LibreOffice/6.0.6.2$Linux_X86_64 LibreOffice_project/00m0$Build-2</meta:generator>
    <meta:document-statistic meta:table-count="1" meta:image-count="0" meta:object-count="0" meta:page-count="1" meta:paragraph-count="5" meta:word-count="9" meta:character-count="60" meta:non-whitespace-character-count="56"/>
  </office:meta>
</office:document-meta>
</file>